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list-style-name="WW8Num2"/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0000ff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style:font-name-asian="Times New Roman" style:font-size-asian="16pt" style:font-weight-asian="bold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工程五館國際會議廳「布幕及燈光」操作方式</text:span></text:p>
      <text:list xml:id="list9080123984649589189" text:style-name="WW8Num2">
        <text:list-item>
          <text:p text:style-name="P1"><text:span text:style-name="T2">目前『國際會議廳控制室』禁止進入，如需使用布幕及燈光『工學院』</text:span><text:span text:style-name="T3"> </text:span></text:p>
        </text:list-item>
      </text:list>
      <text:p text:style-name="Standard"><text:span text:style-name="T3"><text:s text:c="2"/></text:span><text:span text:style-name="T2">協助處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6pt" fo:font-weight="bold" style:font-size-asian="16pt" style:font-weight-asian="bold" style:font-size-complex="16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20pt" style:font-size-asian="2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</meta:initial-creator>
    <meta:creation-date>2011-08-10T14:39:00</meta:creation-date>
    <dc:creator>linus</dc:creator>
    <dc:date>2014-12-23T17:20:00</dc:date>
    <meta:print-date>2011-08-11T07:53:00</meta:print-date>
    <meta:editing-cycles>16</meta:editing-cycles>
    <meta:editing-duration>PT1H46M</meta:editing-duration>
    <meta:document-statistic meta:table-count="0" meta:image-count="0" meta:object-count="0" meta:page-count="1" meta:paragraph-count="3" meta:word-count="57" meta:character-count="61" meta:non-whitespace-character-count="58"/>
    <meta:generator>LibreOffice/5.1.4.2$Windows_x86 LibreOffice_project/f99d75f39f1c57ebdd7ffc5f42867c12031db97a</meta:generator>
  </office:meta>
</office:document-meta>
</file>